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, 'Droid Sans Mono', 'Lucida Console', Consolas, Monaco, monospace"/>
    <style:font-face style:name="FreeSans1" svg:font-family="FreeSans" style:font-family-generic="swiss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318cm" style:rel-column-width="1314*"/>
    </style:style>
    <style:style style:name="Tableau1.B" style:family="table-column">
      <style:table-column-properties style:column-width="10.862cm" style:rel-column-width="6158*"/>
    </style:style>
    <style:style style:name="Tableau1.C" style:family="table-column">
      <style:table-column-properties style:column-width="12.52cm" style:rel-column-width="70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0.668cm" table:align="margins"/>
    </style:style>
    <style:style style:name="Tableau2.A" style:family="table-column">
      <style:table-column-properties style:column-width="2.134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26cm" table:align="margins"/>
    </style:style>
    <style:style style:name="Tableau3.A" style:family="table-column">
      <style:table-column-properties style:column-width="2.466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0.668cm" table:align="margins"/>
    </style:style>
    <style:style style:name="Tableau4.A" style:family="table-column">
      <style:table-column-properties style:column-width="5.334cm" style:rel-column-width="32767*"/>
    </style:style>
    <style:style style:name="Tableau4.B" style:family="table-column">
      <style:table-column-properties style:column-width="5.334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326cm" table:align="margins"/>
    </style:style>
    <style:style style:name="Tableau5.A" style:family="table-column">
      <style:table-column-properties style:column-width="6.163cm" style:rel-column-width="32767*"/>
    </style:style>
    <style:style style:name="Tableau5.B" style:family="table-column">
      <style:table-column-properties style:column-width="6.163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0.668cm" table:align="margins"/>
    </style:style>
    <style:style style:name="Tableau6.A" style:family="table-column">
      <style:table-column-properties style:column-width="1.332cm" style:rel-column-width="8181*"/>
    </style:style>
    <style:style style:name="Tableau6.B" style:family="table-column">
      <style:table-column-properties style:column-width="1.334cm" style:rel-column-width="8191*"/>
    </style:style>
    <style:style style:name="Tableau6.F" style:family="table-column">
      <style:table-column-properties style:column-width="1.335cm" style:rel-column-width="8202*"/>
    </style:style>
    <style:style style:name="Tableau6.H" style:family="table-column">
      <style:table-column-properties style:column-width="1.335cm" style:rel-column-width="82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H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2.326cm" table:align="margins"/>
    </style:style>
    <style:style style:name="Tableau7.A" style:family="table-column">
      <style:table-column-properties style:column-width="1.54cm" style:rel-column-width="8191*"/>
    </style:style>
    <style:style style:name="Tableau7.H" style:family="table-column">
      <style:table-column-properties style:column-width="1.542cm" style:rel-column-width="8198*"/>
    </style:style>
    <style:style style:name="Tableau7.1" style:family="table-row">
      <style:table-row-properties style:min-row-height="0.68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H1" style:family="table-cell">
      <style:table-cell-properties fo:padding="0.097cm" fo:border="0.05pt solid #000000"/>
    </style:style>
    <style:style style:name="Tableau7.2" style:family="table-row">
      <style:table-row-properties style:min-row-height="0.612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0.668cm" table:align="margins"/>
    </style:style>
    <style:style style:name="Tableau8.A" style:family="table-column">
      <style:table-column-properties style:column-width="2.667cm" style:rel-column-width="16383*"/>
    </style:style>
    <style:style style:name="Tableau8.D" style:family="table-column">
      <style:table-column-properties style:column-width="2.667cm" style:rel-column-width="1638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2.326cm" table:align="margins"/>
    </style:style>
    <style:style style:name="Tableau9.A" style:family="table-column">
      <style:table-column-properties style:column-width="3.082cm" style:rel-column-width="16383*"/>
    </style:style>
    <style:style style:name="Tableau9.D" style:family="table-column">
      <style:table-column-properties style:column-width="3.082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0.668cm" table:align="margins"/>
    </style:style>
    <style:style style:name="Tableau10.A" style:family="table-column">
      <style:table-column-properties style:column-width="5.334cm" style:rel-column-width="32767*"/>
    </style:style>
    <style:style style:name="Tableau10.B" style:family="table-column">
      <style:table-column-properties style:column-width="5.334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2.326cm" table:align="margins"/>
    </style:style>
    <style:style style:name="Tableau11.A" style:family="table-column">
      <style:table-column-properties style:column-width="6.163cm" style:rel-column-width="32767*"/>
    </style:style>
    <style:style style:name="Tableau11.B" style:family="table-column">
      <style:table-column-properties style:column-width="6.163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0.668cm" table:align="margins"/>
    </style:style>
    <style:style style:name="Tableau12.A" style:family="table-column">
      <style:table-column-properties style:column-width="5.334cm" style:rel-column-width="32767*"/>
    </style:style>
    <style:style style:name="Tableau12.B" style:family="table-column">
      <style:table-column-properties style:column-width="5.334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2.326cm" table:align="margins"/>
    </style:style>
    <style:style style:name="Tableau13.A" style:family="table-column">
      <style:table-column-properties style:column-width="6.163cm" style:rel-column-width="32767*"/>
    </style:style>
    <style:style style:name="Tableau13.B" style:family="table-column">
      <style:table-column-properties style:column-width="6.163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5.7cm" table:align="margins"/>
    </style:style>
    <style:style style:name="Tableau14.A" style:family="table-column">
      <style:table-column-properties style:column-width="2.32cm" style:rel-column-width="5914*"/>
    </style:style>
    <style:style style:name="Tableau14.B" style:family="table-column">
      <style:table-column-properties style:column-width="10.862cm" style:rel-column-width="27698*"/>
    </style:style>
    <style:style style:name="Tableau14.C" style:family="table-column">
      <style:table-column-properties style:column-width="12.518cm" style:rel-column-width="31923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0.668cm" table:align="margins"/>
    </style:style>
    <style:style style:name="Tableau15.A" style:family="table-column">
      <style:table-column-properties style:column-width="2.134cm" style:rel-column-width="1310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2.326cm" table:align="margins"/>
    </style:style>
    <style:style style:name="Tableau16.A" style:family="table-column">
      <style:table-column-properties style:column-width="2.466cm" style:rel-column-width="1310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E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0.668cm" table:align="margins"/>
    </style:style>
    <style:style style:name="Tableau17.A" style:family="table-column">
      <style:table-column-properties style:column-width="5.334cm" style:rel-column-width="32767*"/>
    </style:style>
    <style:style style:name="Tableau17.B" style:family="table-column">
      <style:table-column-properties style:column-width="5.334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2.326cm" table:align="margins"/>
    </style:style>
    <style:style style:name="Tableau18.A" style:family="table-column">
      <style:table-column-properties style:column-width="6.163cm" style:rel-column-width="32767*"/>
    </style:style>
    <style:style style:name="Tableau18.B" style:family="table-column">
      <style:table-column-properties style:column-width="6.163cm" style:rel-column-width="32768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0.668cm" table:align="margins"/>
    </style:style>
    <style:style style:name="Tableau19.A" style:family="table-column">
      <style:table-column-properties style:column-width="1.332cm" style:rel-column-width="8181*"/>
    </style:style>
    <style:style style:name="Tableau19.B" style:family="table-column">
      <style:table-column-properties style:column-width="1.334cm" style:rel-column-width="8191*"/>
    </style:style>
    <style:style style:name="Tableau19.F" style:family="table-column">
      <style:table-column-properties style:column-width="1.335cm" style:rel-column-width="8202*"/>
    </style:style>
    <style:style style:name="Tableau19.H" style:family="table-column">
      <style:table-column-properties style:column-width="1.335cm" style:rel-column-width="820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H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2.326cm" table:align="margins"/>
    </style:style>
    <style:style style:name="Tableau20.A" style:family="table-column">
      <style:table-column-properties style:column-width="1.54cm" style:rel-column-width="8191*"/>
    </style:style>
    <style:style style:name="Tableau20.H" style:family="table-column">
      <style:table-column-properties style:column-width="1.542cm" style:rel-column-width="8198*"/>
    </style:style>
    <style:style style:name="Tableau20.1" style:family="table-row">
      <style:table-row-properties style:min-row-height="0.684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H1" style:family="table-cell">
      <style:table-cell-properties fo:padding="0.097cm" fo:border="0.05pt solid #000000"/>
    </style:style>
    <style:style style:name="Tableau20.2" style:family="table-row">
      <style:table-row-properties style:min-row-height="0.612cm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0.668cm" table:align="margins"/>
    </style:style>
    <style:style style:name="Tableau21.A" style:family="table-column">
      <style:table-column-properties style:column-width="2.667cm" style:rel-column-width="16383*"/>
    </style:style>
    <style:style style:name="Tableau21.D" style:family="table-column">
      <style:table-column-properties style:column-width="2.667cm" style:rel-column-width="16386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2.326cm" table:align="margins"/>
    </style:style>
    <style:style style:name="Tableau22.A" style:family="table-column">
      <style:table-column-properties style:column-width="3.082cm" style:rel-column-width="16383*"/>
    </style:style>
    <style:style style:name="Tableau22.D" style:family="table-column">
      <style:table-column-properties style:column-width="3.082cm" style:rel-column-width="16386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D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0.668cm" table:align="margins"/>
    </style:style>
    <style:style style:name="Tableau23.A" style:family="table-column">
      <style:table-column-properties style:column-width="5.334cm" style:rel-column-width="32767*"/>
    </style:style>
    <style:style style:name="Tableau23.B" style:family="table-column">
      <style:table-column-properties style:column-width="5.334cm" style:rel-column-width="32768*"/>
    </style:style>
    <style:style style:name="Tableau23.1" style:family="table-row">
      <style:table-row-properties style:min-row-height="0.397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2.326cm" table:align="margins"/>
    </style:style>
    <style:style style:name="Tableau24.A" style:family="table-column">
      <style:table-column-properties style:column-width="6.163cm" style:rel-column-width="32767*"/>
    </style:style>
    <style:style style:name="Tableau24.B" style:family="table-column">
      <style:table-column-properties style:column-width="6.163cm" style:rel-column-width="32768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0.668cm" table:align="margins"/>
    </style:style>
    <style:style style:name="Tableau25.A" style:family="table-column">
      <style:table-column-properties style:column-width="5.334cm" style:rel-column-width="32767*"/>
    </style:style>
    <style:style style:name="Tableau25.B" style:family="table-column">
      <style:table-column-properties style:column-width="5.334cm" style:rel-column-width="32768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2.326cm" table:align="margins"/>
    </style:style>
    <style:style style:name="Tableau26.A" style:family="table-column">
      <style:table-column-properties style:column-width="6.163cm" style:rel-column-width="32767*"/>
    </style:style>
    <style:style style:name="Tableau26.B" style:family="table-column">
      <style:table-column-properties style:column-width="6.163cm" style:rel-column-width="32768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25.7cm" table:align="margins"/>
    </style:style>
    <style:style style:name="Tableau40.A" style:family="table-column">
      <style:table-column-properties style:column-width="2.32cm" style:rel-column-width="5914*"/>
    </style:style>
    <style:style style:name="Tableau40.B" style:family="table-column">
      <style:table-column-properties style:column-width="10.862cm" style:rel-column-width="27698*"/>
    </style:style>
    <style:style style:name="Tableau40.C" style:family="table-column">
      <style:table-column-properties style:column-width="12.518cm" style:rel-column-width="31923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C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none" fo:border-top="none" fo:border-bottom="0.05pt solid #000000"/>
    </style:style>
    <style:style style:name="Tableau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0.668cm" table:align="margins"/>
    </style:style>
    <style:style style:name="Tableau41.A" style:family="table-column">
      <style:table-column-properties style:column-width="2.134cm" style:rel-column-width="13107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2.326cm" table:align="margins"/>
    </style:style>
    <style:style style:name="Tableau42.A" style:family="table-column">
      <style:table-column-properties style:column-width="2.466cm" style:rel-column-width="13107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E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none" fo:border-top="none" fo:border-bottom="0.05pt solid #000000"/>
    </style:style>
    <style:style style:name="Tableau4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0.668cm" table:align="margins"/>
    </style:style>
    <style:style style:name="Tableau43.A" style:family="table-column">
      <style:table-column-properties style:column-width="5.334cm" style:rel-column-width="32767*"/>
    </style:style>
    <style:style style:name="Tableau43.B" style:family="table-column">
      <style:table-column-properties style:column-width="5.334cm" style:rel-column-width="32768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2.326cm" table:align="margins"/>
    </style:style>
    <style:style style:name="Tableau44.A" style:family="table-column">
      <style:table-column-properties style:column-width="6.163cm" style:rel-column-width="32767*"/>
    </style:style>
    <style:style style:name="Tableau44.B" style:family="table-column">
      <style:table-column-properties style:column-width="6.163cm" style:rel-column-width="32768*"/>
    </style:style>
    <style:style style:name="Tableau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none" fo:border-top="none" fo:border-bottom="0.05pt solid #000000"/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0.668cm" table:align="margins"/>
    </style:style>
    <style:style style:name="Tableau45.A" style:family="table-column">
      <style:table-column-properties style:column-width="1.332cm" style:rel-column-width="8181*"/>
    </style:style>
    <style:style style:name="Tableau45.B" style:family="table-column">
      <style:table-column-properties style:column-width="1.334cm" style:rel-column-width="8191*"/>
    </style:style>
    <style:style style:name="Tableau45.F" style:family="table-column">
      <style:table-column-properties style:column-width="1.335cm" style:rel-column-width="8202*"/>
    </style:style>
    <style:style style:name="Tableau45.H" style:family="table-column">
      <style:table-column-properties style:column-width="1.335cm" style:rel-column-width="8207*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H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2.326cm" table:align="margins"/>
    </style:style>
    <style:style style:name="Tableau46.A" style:family="table-column">
      <style:table-column-properties style:column-width="1.54cm" style:rel-column-width="8191*"/>
    </style:style>
    <style:style style:name="Tableau46.H" style:family="table-column">
      <style:table-column-properties style:column-width="1.542cm" style:rel-column-width="8198*"/>
    </style:style>
    <style:style style:name="Tableau46.1" style:family="table-row">
      <style:table-row-properties style:min-row-height="0.684cm"/>
    </style:style>
    <style:style style:name="Tableau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6.H1" style:family="table-cell">
      <style:table-cell-properties fo:padding="0.097cm" fo:border="0.05pt solid #000000"/>
    </style:style>
    <style:style style:name="Tableau46.2" style:family="table-row">
      <style:table-row-properties style:min-row-height="0.612cm"/>
    </style:style>
    <style:style style:name="Tableau46.A2" style:family="table-cell">
      <style:table-cell-properties fo:padding="0.097cm" fo:border-left="0.05pt solid #000000" fo:border-right="none" fo:border-top="none" fo:border-bottom="0.05pt solid #000000"/>
    </style:style>
    <style:style style:name="Tableau4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0.668cm" table:align="margins"/>
    </style:style>
    <style:style style:name="Tableau47.A" style:family="table-column">
      <style:table-column-properties style:column-width="2.667cm" style:rel-column-width="16383*"/>
    </style:style>
    <style:style style:name="Tableau47.D" style:family="table-column">
      <style:table-column-properties style:column-width="2.667cm" style:rel-column-width="16386*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D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2.326cm" table:align="margins"/>
    </style:style>
    <style:style style:name="Tableau48.A" style:family="table-column">
      <style:table-column-properties style:column-width="3.082cm" style:rel-column-width="16383*"/>
    </style:style>
    <style:style style:name="Tableau48.D" style:family="table-column">
      <style:table-column-properties style:column-width="3.082cm" style:rel-column-width="16386*"/>
    </style:style>
    <style:style style:name="Tableau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8.D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none" fo:border-top="none" fo:border-bottom="0.05pt solid #000000"/>
    </style:style>
    <style:style style:name="Tableau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10.668cm" table:align="margins"/>
    </style:style>
    <style:style style:name="Tableau49.A" style:family="table-column">
      <style:table-column-properties style:column-width="5.334cm" style:rel-column-width="32767*"/>
    </style:style>
    <style:style style:name="Tableau49.B" style:family="table-column">
      <style:table-column-properties style:column-width="5.334cm" style:rel-column-width="32768*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2.326cm" table:align="margins"/>
    </style:style>
    <style:style style:name="Tableau50.A" style:family="table-column">
      <style:table-column-properties style:column-width="6.163cm" style:rel-column-width="32767*"/>
    </style:style>
    <style:style style:name="Tableau50.B" style:family="table-column">
      <style:table-column-properties style:column-width="6.163cm" style:rel-column-width="32768*"/>
    </style:style>
    <style:style style:name="Tableau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fo:padding="0.097cm" fo:border-left="0.05pt solid #000000" fo:border-right="none" fo:border-top="none" fo:border-bottom="0.05pt solid #000000"/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10.668cm" table:align="margins"/>
    </style:style>
    <style:style style:name="Tableau51.A" style:family="table-column">
      <style:table-column-properties style:column-width="5.334cm" style:rel-column-width="32767*"/>
    </style:style>
    <style:style style:name="Tableau51.B" style:family="table-column">
      <style:table-column-properties style:column-width="5.334cm" style:rel-column-width="32768*"/>
    </style:style>
    <style:style style:name="Tableau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fo:padding="0.097cm" fo:border-left="0.05pt solid #000000" fo:border-right="none" fo:border-top="none" fo:border-bottom="0.05pt solid #000000"/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12.326cm" table:align="margins"/>
    </style:style>
    <style:style style:name="Tableau52.A" style:family="table-column">
      <style:table-column-properties style:column-width="6.163cm" style:rel-column-width="32767*"/>
    </style:style>
    <style:style style:name="Tableau52.B" style:family="table-column">
      <style:table-column-properties style:column-width="6.163cm" style:rel-column-width="32768*"/>
    </style:style>
    <style:style style:name="Tableau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none" fo:border-top="none" fo:border-bottom="0.05pt solid #000000"/>
    </style:style>
    <style:style style:name="Tableau5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.19999980926514pt" fo:font-style="italic" officeooo:rsid="001136de" officeooo:paragraph-rsid="001136de" style:font-size-asian="8.19999980926514pt" style:font-style-asian="italic" style:font-size-complex="8.19999980926514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paragraph-rsid="000db97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136de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 fo:break-before="page"/>
      <style:text-properties style:font-name="DejaVu Sans Mono" fo:font-size="8.19999980926514pt" officeooo:paragraph-rsid="000db971" style:font-size-asian="8.19999980926514pt" style:font-size-complex="8.19999980926514pt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style:font-size-asian="8.19999980926514pt" style:font-size-complex="8.19999980926514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0db971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db971" officeooo:paragraph-rsid="000db971" style:font-size-asian="8.19999980926514pt" style:font-size-complex="8.19999980926514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db971" officeooo:paragraph-rsid="000f84d8" style:font-size-asian="8.19999980926514pt" style:font-size-complex="8.19999980926514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0fcae3" style:font-size-asian="8.19999980926514pt" style:font-size-complex="8.19999980926514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db971" officeooo:paragraph-rsid="000db971" style:font-size-asian="8.19999980926514pt" style:font-size-complex="8.19999980926514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Mono" fo:font-size="8.19999980926514pt" style:font-size-asian="8.19999980926514pt" style:font-size-complex="8.19999980926514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Mono" fo:font-size="8.19999980926514pt" officeooo:paragraph-rsid="000db971" style:font-size-asian="8.19999980926514pt" style:font-size-complex="8.19999980926514pt"/>
    </style:style>
    <style:style style:name="P14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84d8" officeooo:paragraph-rsid="000f84d8" style:font-size-asian="8.19999980926514pt" style:font-size-complex="8.19999980926514pt"/>
    </style:style>
    <style:style style:name="P15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cae3" officeooo:paragraph-rsid="000fcae3" style:font-size-asian="8.19999980926514pt" style:font-size-complex="8.19999980926514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106ffa" officeooo:paragraph-rsid="00106ffa" style:font-size-asian="8.19999980926514pt" style:font-size-complex="8.19999980926514pt"/>
    </style:style>
    <style:style style:name="P17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style:font-size-asian="8.19999980926514pt" style:font-size-complex="8.19999980926514pt"/>
    </style:style>
    <style:style style:name="P18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0db971" style:font-size-asian="8.19999980926514pt" style:font-size-complex="8.19999980926514pt"/>
    </style:style>
    <style:style style:name="P19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0f84d8" style:font-size-asian="8.19999980926514pt" style:font-size-complex="8.19999980926514pt"/>
    </style:style>
    <style:style style:name="P20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84d8" officeooo:paragraph-rsid="000f84d8" style:font-size-asian="8.19999980926514pt" style:font-size-complex="8.19999980926514pt"/>
    </style:style>
    <style:style style:name="P21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0fcae3" style:font-size-asian="8.19999980926514pt" style:font-size-complex="8.199999809265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136de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db971" officeooo:paragraph-rsid="000db971" style:font-size-asian="8.19999980926514pt" style:font-size-complex="8.19999980926514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0db971" style:font-size-asian="8.19999980926514pt" style:font-size-complex="8.19999980926514pt"/>
    </style:style>
    <style:style style:name="P25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0fcae3" style:font-size-asian="8.19999980926514pt" style:font-size-complex="8.19999980926514pt"/>
    </style:style>
    <style:style style:name="P26" style:family="paragraph" style:parent-style-name="Text_20_body">
      <style:paragraph-properties fo:text-align="center" style:justify-single-word="false"/>
      <style:text-properties style:font-name="Liberation Serif" fo:font-size="12pt" fo:font-style="italic" officeooo:rsid="001136de" officeooo:paragraph-rsid="00128e30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text-align="center" style:justify-single-word="false"/>
      <style:text-properties fo:font-style="italic" officeooo:paragraph-rsid="00128e30" style:font-style-asian="italic" style:font-style-complex="italic"/>
    </style:style>
    <style:style style:name="P28" style:family="paragraph" style:parent-style-name="Text_20_body">
      <style:text-properties officeooo:rsid="00128e30" officeooo:paragraph-rsid="00128e30"/>
    </style:style>
    <style:style style:name="P29" style:family="paragraph" style:parent-style-name="Text_20_body" style:master-page-name="Right_20_Page">
      <style:paragraph-properties fo:text-align="start" style:justify-single-word="false" style:page-number="auto"/>
      <style:text-properties officeooo:rsid="00128e30" officeooo:paragraph-rsid="00128e30"/>
    </style:style>
    <style:style style:name="T1" style:family="text">
      <style:text-properties officeooo:rsid="000db971"/>
    </style:style>
    <style:style style:name="T2" style:family="text">
      <style:text-properties officeooo:rsid="00128e3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Corps_20_de_20_texte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3.2.1.1.a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1">Analyse</text:p>
          </table:table-cell>
          <table:table-cell table:style-name="Tableau1.C1" office:value-type="string">
            <text:p text:style-name="P11">Proba</text:p>
          </table:table-cell>
        </table:table-row>
        <table:table-row>
          <table:table-cell table:style-name="Tableau1.A2" office:value-type="string">
            <text:p text:style-name="P11">bac</text:p>
          </table:table-cell>
          <table:table-cell table:style-name="Tableau1.A2" office:value-type="string">
            <table:table table:name="Tableau2" table:style-name="Tableau2">
              <table:table-column table:style-name="Tableau2.A" table:number-columns-repeated="5"/>
              <table:table-row>
                <table:table-cell table:style-name="Tableau2.A1" office:value-type="string">
                  <text:p text:style-name="P11">A</text:p>
                </table:table-cell>
                <table:table-cell table:style-name="Tableau2.A1" office:value-type="string">
                  <text:p text:style-name="P11">M</text:p>
                </table:table-cell>
                <table:table-cell table:style-name="Tableau2.A1" office:value-type="string">
                  <text:p text:style-name="P11">PC</text:p>
                </table:table-cell>
                <table:table-cell table:style-name="Tableau2.A1" office:value-type="string">
                  <text:p text:style-name="P11">SI</text:p>
                </table:table-cell>
                <table:table-cell table:style-name="Tableau2.E1" office:value-type="string">
                  <text:p text:style-name="P11">SVT</text:p>
                </table:table-cell>
              </table:table-row>
              <table:table-row>
                <table:table-cell table:style-name="Tableau2.A2" office:value-type="string">
                  <text:p text:style-name="P18">NA </text:p>
                </table:table-cell>
                <table:table-cell table:style-name="Tableau2.A2" office:value-type="string">
                  <text:p text:style-name="P18">15.00000</text:p>
                </table:table-cell>
                <table:table-cell table:style-name="Tableau2.A2" office:value-type="string">
                  <text:p text:style-name="P18">14.66667</text:p>
                </table:table-cell>
                <table:table-cell table:style-name="Tableau2.A2" office:value-type="string">
                  <text:p text:style-name="P18">14.50000</text:p>
                </table:table-cell>
                <table:table-cell table:style-name="Tableau2.E2" office:value-type="string">
                  <text:p text:style-name="P18">14.76923</text:p>
                </table:table-cell>
              </table:table-row>
            </table:table>
            <text:p text:style-name="P17"/>
          </table:table-cell>
          <table:table-cell table:style-name="Tableau1.C2" office:value-type="string">
            <table:table table:name="Tableau3" table:style-name="Tableau3">
              <table:table-column table:style-name="Tableau3.A" table:number-columns-repeated="5"/>
              <table:table-row>
                <table:table-cell table:style-name="Tableau3.A1" office:value-type="string">
                  <text:p text:style-name="P11">A</text:p>
                </table:table-cell>
                <table:table-cell table:style-name="Tableau3.A1" office:value-type="string">
                  <text:p text:style-name="P11">M</text:p>
                </table:table-cell>
                <table:table-cell table:style-name="Tableau3.A1" office:value-type="string">
                  <text:p text:style-name="P11">PC</text:p>
                </table:table-cell>
                <table:table-cell table:style-name="Tableau3.A1" office:value-type="string">
                  <text:p text:style-name="P11">SI</text:p>
                </table:table-cell>
                <table:table-cell table:style-name="Tableau3.E1" office:value-type="string">
                  <text:p text:style-name="P11">SVT</text:p>
                </table:table-cell>
              </table:table-row>
              <table:table-row>
                <table:table-cell table:style-name="Tableau3.A2" office:value-type="string">
                  <text:p text:style-name="P18"><text:s text:c="2"/>NA </text:p>
                </table:table-cell>
                <table:table-cell table:style-name="Tableau3.A2" office:value-type="string">
                  <text:p text:style-name="P18">11.48333</text:p>
                </table:table-cell>
                <table:table-cell table:style-name="Tableau3.A2" office:value-type="string">
                  <text:p text:style-name="P18">11.18333</text:p>
                </table:table-cell>
                <table:table-cell table:style-name="Tableau3.A2" office:value-type="string">
                  <text:p text:style-name="P18">12.88750</text:p>
                </table:table-cell>
                <table:table-cell table:style-name="Tableau3.E2" office:value-type="string">
                  <text:p text:style-name="P18">10.67692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.A2" office:value-type="string">
            <text:p text:style-name="P11">concours</text:p>
          </table:table-cell>
          <table:table-cell table:style-name="Tableau1.A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8">Civil</text:p>
                </table:table-cell>
                <table:table-cell table:style-name="Tableau4.B1" office:value-type="string">
                  <text:p text:style-name="P18">Fonctionnaire</text:p>
                </table:table-cell>
              </table:table-row>
              <table:table-row>
                <table:table-cell table:style-name="Tableau4.A2" office:value-type="string">
                  <text:p text:style-name="P18">15.78571</text:p>
                </table:table-cell>
                <table:table-cell table:style-name="Tableau4.B2" office:value-type="string">
                  <text:p text:style-name="P18">14.63542</text:p>
                </table:table-cell>
              </table:table-row>
            </table:table>
            <text:p text:style-name="P18"/>
          </table:table-cell>
          <table:table-cell table:style-name="Tableau1.C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8">Civil</text:p>
                </table:table-cell>
                <table:table-cell table:style-name="Tableau5.B1" office:value-type="string">
                  <text:p text:style-name="P18">Fonctionnaire</text:p>
                </table:table-cell>
              </table:table-row>
              <table:table-row>
                <table:table-cell table:style-name="Tableau5.A2" office:value-type="string">
                  <text:p text:style-name="P18">11.01771</text:p>
                </table:table-cell>
                <table:table-cell table:style-name="Tableau5.B2" office:value-type="string">
                  <text:p text:style-name="P18">13.05000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.A2" office:value-type="string">
            <text:p text:style-name="P11">filière</text:p>
          </table:table-cell>
          <table:table-cell table:style-name="Tableau1.A2" office:value-type="string">
            <table:table table:name="Tableau6" table:style-name="Tableau6">
              <table:table-column table:style-name="Tableau6.A"/>
              <table:table-column table:style-name="Tableau6.B" table:number-columns-repeated="3"/>
              <table:table-column table:style-name="Tableau6.A"/>
              <table:table-column table:style-name="Tableau6.F"/>
              <table:table-column table:style-name="Tableau6.B"/>
              <table:table-column table:style-name="Tableau6.H"/>
              <table:table-row>
                <table:table-cell table:style-name="Tableau6.A1" office:value-type="string">
                  <text:p text:style-name="P18">CI </text:p>
                </table:table-cell>
                <table:table-cell table:style-name="Tableau6.A1" office:value-type="string">
                  <text:p text:style-name="P18">CPP</text:p>
                </table:table-cell>
                <table:table-cell table:style-name="Tableau6.A1" office:value-type="string">
                  <text:p text:style-name="P18">MP</text:p>
                </table:table-cell>
                <table:table-cell table:style-name="Tableau6.A1" office:value-type="string">
                  <text:p text:style-name="P18">MP* </text:p>
                </table:table-cell>
                <table:table-cell table:style-name="Tableau6.A1" office:value-type="string">
                  <text:p text:style-name="P18">PC</text:p>
                </table:table-cell>
                <table:table-cell table:style-name="Tableau6.A1" office:value-type="string">
                  <text:p text:style-name="P18">PC*</text:p>
                </table:table-cell>
                <table:table-cell table:style-name="Tableau6.A1" office:value-type="string">
                  <text:p text:style-name="P18"><text:s/>PSI</text:p>
                </table:table-cell>
                <table:table-cell table:style-name="Tableau6.H1" office:value-type="string">
                  <text:p text:style-name="P18">PSI*</text:p>
                </table:table-cell>
              </table:table-row>
              <table:table-row>
                <table:table-cell table:style-name="Tableau6.A2" office:value-type="string">
                  <text:p text:style-name="P6">18.<text:span text:style-name="T1">0</text:span></text:p>
                </table:table-cell>
                <table:table-cell table:style-name="Tableau6.A2" office:value-type="string">
                  <text:p text:style-name="P8">7.50</text:p>
                </table:table-cell>
                <table:table-cell table:style-name="Tableau6.A2" office:value-type="string">
                  <text:p text:style-name="P6">14.904</text:p>
                </table:table-cell>
                <table:table-cell table:style-name="Tableau6.A2" office:value-type="string">
                  <text:p text:style-name="P6">18.250</text:p>
                </table:table-cell>
                <table:table-cell table:style-name="Tableau6.A2" office:value-type="string">
                  <text:p text:style-name="P6">14.642</text:p>
                </table:table-cell>
                <table:table-cell table:style-name="Tableau6.A2" office:value-type="string">
                  <text:p text:style-name="P6">15.200</text:p>
                </table:table-cell>
                <table:table-cell table:style-name="Tableau6.A2" office:value-type="string">
                  <text:p text:style-name="P6">13.750</text:p>
                </table:table-cell>
                <table:table-cell table:style-name="Tableau6.H2" office:value-type="string">
                  <text:p text:style-name="P6">14.833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7" table:style-name="Tableau7">
              <table:table-column table:style-name="Tableau7.A" table:number-columns-repeated="7"/>
              <table:table-column table:style-name="Tableau7.H"/>
              <table:table-row table:style-name="Tableau7.1">
                <table:table-cell table:style-name="Tableau7.A1" office:value-type="string">
                  <text:p text:style-name="P8">CI</text:p>
                </table:table-cell>
                <table:table-cell table:style-name="Tableau7.A1" office:value-type="string">
                  <text:p text:style-name="P8">CPP</text:p>
                </table:table-cell>
                <table:table-cell table:style-name="Tableau7.A1" office:value-type="string">
                  <text:p text:style-name="P8">MP</text:p>
                </table:table-cell>
                <table:table-cell table:style-name="Tableau7.A1" office:value-type="string">
                  <text:p text:style-name="P8">MP*</text:p>
                </table:table-cell>
                <table:table-cell table:style-name="Tableau7.A1" office:value-type="string">
                  <text:p text:style-name="P11">PC</text:p>
                </table:table-cell>
                <table:table-cell table:style-name="Tableau7.A1" office:value-type="string">
                  <text:p text:style-name="P11">PC *</text:p>
                </table:table-cell>
                <table:table-cell table:style-name="Tableau7.A1" office:value-type="string">
                  <text:p text:style-name="P11">PSI</text:p>
                </table:table-cell>
                <table:table-cell table:style-name="Tableau7.H1" office:value-type="string">
                  <text:p text:style-name="P11">PSI *</text:p>
                </table:table-cell>
              </table:table-row>
              <table:table-row table:style-name="Tableau7.2">
                <table:table-cell table:style-name="Tableau7.A2" office:value-type="string">
                  <text:p text:style-name="P11">15.3</text:p>
                </table:table-cell>
                <table:table-cell table:style-name="Tableau7.A2" office:value-type="string">
                  <text:p text:style-name="P11">8.3</text:p>
                </table:table-cell>
                <table:table-cell table:style-name="Tableau7.A2" office:value-type="string">
                  <text:p text:style-name="P11">11.507</text:p>
                </table:table-cell>
                <table:table-cell table:style-name="Tableau7.A2" office:value-type="string">
                  <text:p text:style-name="P11">14.175</text:p>
                </table:table-cell>
                <table:table-cell table:style-name="Tableau7.A2" office:value-type="string">
                  <text:p text:style-name="P6">10.242</text:p>
                </table:table-cell>
                <table:table-cell table:style-name="Tableau7.A2" office:value-type="string">
                  <text:p text:style-name="P6">11.880</text:p>
                </table:table-cell>
                <table:table-cell table:style-name="Tableau7.A2" office:value-type="string">
                  <text:p text:style-name="P6">11.908</text:p>
                </table:table-cell>
                <table:table-cell table:style-name="Tableau7.H2" office:value-type="string">
                  <text:p text:style-name="P6">10.650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1">mention</text:p>
          </table:table-cell>
          <table:table-cell table:style-name="Tableau1.A2" office:value-type="string">
            <table:table table:name="Tableau8" table:style-name="Tableau8">
              <table:table-column table:style-name="Tableau8.A" table:number-columns-repeated="3"/>
              <table:table-column table:style-name="Tableau8.D"/>
              <table:table-row>
                <table:table-cell table:style-name="Tableau8.A1" office:value-type="string">
                  <text:p text:style-name="P11">P</text:p>
                </table:table-cell>
                <table:table-cell table:style-name="Tableau8.A1" office:value-type="string">
                  <text:p text:style-name="P11">AB</text:p>
                </table:table-cell>
                <table:table-cell table:style-name="Tableau8.A1" office:value-type="string">
                  <text:p text:style-name="P11">B</text:p>
                </table:table-cell>
                <table:table-cell table:style-name="Tableau8.D1" office:value-type="string">
                  <text:p text:style-name="P11">TB</text:p>
                </table:table-cell>
              </table:table-row>
              <table:table-row>
                <table:table-cell table:style-name="Tableau8.A2" office:value-type="string">
                  <text:p text:style-name="P11">NA</text:p>
                </table:table-cell>
                <table:table-cell table:style-name="Tableau8.A2" office:value-type="string">
                  <text:p text:style-name="P6">15.20000</text:p>
                </table:table-cell>
                <table:table-cell table:style-name="Tableau8.A2" office:value-type="string">
                  <text:p text:style-name="P6">14.27083</text:p>
                </table:table-cell>
                <table:table-cell table:style-name="Tableau8.D2" office:value-type="string">
                  <text:p text:style-name="P6">15.50000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9" table:style-name="Tableau9">
              <table:table-column table:style-name="Tableau9.A" table:number-columns-repeated="3"/>
              <table:table-column table:style-name="Tableau9.D"/>
              <table:table-row>
                <table:table-cell table:style-name="Tableau9.A1" office:value-type="string">
                  <text:p text:style-name="P11">P</text:p>
                </table:table-cell>
                <table:table-cell table:style-name="Tableau9.A1" office:value-type="string">
                  <text:p text:style-name="P11">AB</text:p>
                </table:table-cell>
                <table:table-cell table:style-name="Tableau9.A1" office:value-type="string">
                  <text:p text:style-name="P11">B</text:p>
                </table:table-cell>
                <table:table-cell table:style-name="Tableau9.D1" office:value-type="string">
                  <text:p text:style-name="P11">TB</text:p>
                </table:table-cell>
              </table:table-row>
              <table:table-row>
                <table:table-cell table:style-name="Tableau9.A2" office:value-type="string">
                  <text:p text:style-name="P11">NA</text:p>
                </table:table-cell>
                <table:table-cell table:style-name="Tableau9.A2" office:value-type="string">
                  <text:p text:style-name="P6">10.62000</text:p>
                </table:table-cell>
                <table:table-cell table:style-name="Tableau9.A2" office:value-type="string">
                  <text:p text:style-name="P6">11.00625</text:p>
                </table:table-cell>
                <table:table-cell table:style-name="Tableau9.D2" office:value-type="string">
                  <text:p text:style-name="P6">11.95952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1">sexe</text:p>
          </table:table-cell>
          <table:table-cell table:style-name="Tableau1.A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1">F</text:p>
                </table:table-cell>
                <table:table-cell table:style-name="Tableau10.B1" office:value-type="string">
                  <text:p text:style-name="P11">M</text:p>
                </table:table-cell>
              </table:table-row>
              <table:table-row>
                <table:table-cell table:style-name="Tableau10.A2" office:value-type="string">
                  <text:p text:style-name="P6">14.8125</text:p>
                </table:table-cell>
                <table:table-cell table:style-name="Tableau10.B2" office:value-type="string">
                  <text:p text:style-name="P6">14.7766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1">F</text:p>
                </table:table-cell>
                <table:table-cell table:style-name="Tableau11.B1" office:value-type="string">
                  <text:p text:style-name="P11">M</text:p>
                </table:table-cell>
              </table:table-row>
              <table:table-row>
                <table:table-cell table:style-name="Tableau11.A2" office:value-type="string">
                  <text:p text:style-name="P6">13.01250</text:p>
                </table:table-cell>
                <table:table-cell table:style-name="Tableau11.B2" office:value-type="string">
                  <text:p text:style-name="P7">10.98085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1">succès</text:p>
          </table:table-cell>
          <table:table-cell table:style-name="Tableau1.A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1">Échec</text:p>
                </table:table-cell>
                <table:table-cell table:style-name="Tableau12.B1" office:value-type="string">
                  <text:p text:style-name="P11">Succès</text:p>
                </table:table-cell>
              </table:table-row>
              <table:table-row>
                <table:table-cell table:style-name="Tableau12.A2" office:value-type="string">
                  <text:p text:style-name="P6">13.00000</text:p>
                </table:table-cell>
                <table:table-cell table:style-name="Tableau12.B2" office:value-type="string">
                  <text:p text:style-name="P6">15.51282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1">Échec</text:p>
                </table:table-cell>
                <table:table-cell table:style-name="Tableau13.B1" office:value-type="string">
                  <text:p text:style-name="P11">Succès</text:p>
                </table:table-cell>
              </table:table-row>
              <table:table-row>
                <table:table-cell table:style-name="Tableau13.A2" office:value-type="string">
                  <text:p text:style-name="P6">7.565625</text:p>
                </table:table-cell>
                <table:table-cell table:style-name="Tableau13.B2" office:value-type="string">
                  <text:p text:style-name="P6">12.798718</text:p>
                </table:table-cell>
              </table:table-row>
            </table:table>
            <text:p text:style-name="P12"/>
          </table:table-cell>
        </table:table-row>
      </table:table>
      <text:p text:style-name="P1"/>
      <text:p text:style-name="P4">Tableau 1: Résumé numérique entre variables qualitative et quantitatives <text:span text:style-name="T2">(</text:span>moyenne<text:span text:style-name="T2">)</text:span></text:p>
      <text:p text:style-name="P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13"/>
          </table:table-cell>
          <table:table-cell table:style-name="Tableau14.A1" office:value-type="string">
            <text:p text:style-name="P11">Analyse</text:p>
          </table:table-cell>
          <table:table-cell table:style-name="Tableau14.C1" office:value-type="string">
            <text:p text:style-name="P11">Proba</text:p>
          </table:table-cell>
        </table:table-row>
        <table:table-row>
          <table:table-cell table:style-name="Tableau14.A2" office:value-type="string">
            <text:p text:style-name="P11">bac</text:p>
          </table:table-cell>
          <table:table-cell table:style-name="Tableau14.A2" office:value-type="string">
            <table:table table:name="Tableau15" table:style-name="Tableau15">
              <table:table-column table:style-name="Tableau15.A" table:number-columns-repeated="5"/>
              <table:table-row>
                <table:table-cell table:style-name="Tableau15.A1" office:value-type="string">
                  <text:p text:style-name="P11">A</text:p>
                </table:table-cell>
                <table:table-cell table:style-name="Tableau15.A1" office:value-type="string">
                  <text:p text:style-name="P11">M</text:p>
                </table:table-cell>
                <table:table-cell table:style-name="Tableau15.A1" office:value-type="string">
                  <text:p text:style-name="P11">PC</text:p>
                </table:table-cell>
                <table:table-cell table:style-name="Tableau15.A1" office:value-type="string">
                  <text:p text:style-name="P11">SI</text:p>
                </table:table-cell>
                <table:table-cell table:style-name="Tableau15.E1" office:value-type="string">
                  <text:p text:style-name="P11">SVT</text:p>
                </table:table-cell>
              </table:table-row>
              <table:table-row>
                <table:table-cell table:style-name="Tableau15.A2" office:value-type="string">
                  <text:p text:style-name="P18">NA </text:p>
                </table:table-cell>
                <table:table-cell table:style-name="Tableau15.A2" office:value-type="string">
                  <text:p text:style-name="P19">15.00</text:p>
                </table:table-cell>
                <table:table-cell table:style-name="Tableau15.A2" office:value-type="string">
                  <text:p text:style-name="P19">14.50</text:p>
                </table:table-cell>
                <table:table-cell table:style-name="Tableau15.A2" office:value-type="string">
                  <text:p text:style-name="P19">15.25</text:p>
                </table:table-cell>
                <table:table-cell table:style-name="Tableau15.E2" office:value-type="string">
                  <text:p text:style-name="P19">16.00</text:p>
                </table:table-cell>
              </table:table-row>
            </table:table>
            <text:p text:style-name="P18"/>
          </table:table-cell>
          <table:table-cell table:style-name="Tableau14.C2" office:value-type="string">
            <table:table table:name="Tableau16" table:style-name="Tableau16">
              <table:table-column table:style-name="Tableau16.A" table:number-columns-repeated="5"/>
              <table:table-row>
                <table:table-cell table:style-name="Tableau16.A1" office:value-type="string">
                  <text:p text:style-name="P11">A</text:p>
                </table:table-cell>
                <table:table-cell table:style-name="Tableau16.A1" office:value-type="string">
                  <text:p text:style-name="P11">M</text:p>
                </table:table-cell>
                <table:table-cell table:style-name="Tableau16.A1" office:value-type="string">
                  <text:p text:style-name="P11">PC</text:p>
                </table:table-cell>
                <table:table-cell table:style-name="Tableau16.A1" office:value-type="string">
                  <text:p text:style-name="P11">SI</text:p>
                </table:table-cell>
                <table:table-cell table:style-name="Tableau16.E1" office:value-type="string">
                  <text:p text:style-name="P11">SVT</text:p>
                </table:table-cell>
              </table:table-row>
              <table:table-row>
                <table:table-cell table:style-name="Tableau16.A2" office:value-type="string">
                  <text:p text:style-name="P19">NA</text:p>
                </table:table-cell>
                <table:table-cell table:style-name="Tableau16.A2" office:value-type="string">
                  <text:p text:style-name="P19">11.875</text:p>
                </table:table-cell>
                <table:table-cell table:style-name="Tableau16.A2" office:value-type="string">
                  <text:p text:style-name="P19">10.350</text:p>
                </table:table-cell>
                <table:table-cell table:style-name="Tableau16.A2" office:value-type="string">
                  <text:p text:style-name="P19">12.150</text:p>
                </table:table-cell>
                <table:table-cell table:style-name="Tableau16.E2" office:value-type="string">
                  <text:p text:style-name="P19">10.800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4.A2" office:value-type="string">
            <text:p text:style-name="P11">concours</text:p>
          </table:table-cell>
          <table:table-cell table:style-name="Tableau14.A2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18">Civil</text:p>
                </table:table-cell>
                <table:table-cell table:style-name="Tableau17.B1" office:value-type="string">
                  <text:p text:style-name="P18">Fonctionnaire</text:p>
                </table:table-cell>
              </table:table-row>
              <table:table-row>
                <table:table-cell table:style-name="Tableau17.A2" office:value-type="string">
                  <text:p text:style-name="P20">14.5</text:p>
                </table:table-cell>
                <table:table-cell table:style-name="Tableau17.B2" office:value-type="string">
                  <text:p text:style-name="P20">17.0</text:p>
                </table:table-cell>
              </table:table-row>
            </table:table>
            <text:p text:style-name="P18"/>
          </table:table-cell>
          <table:table-cell table:style-name="Tableau14.C2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18">Civil</text:p>
                </table:table-cell>
                <table:table-cell table:style-name="Tableau18.B1" office:value-type="string">
                  <text:p text:style-name="P18">Fonctionnaire</text:p>
                </table:table-cell>
              </table:table-row>
              <table:table-row>
                <table:table-cell table:style-name="Tableau18.A2" office:value-type="string">
                  <text:p text:style-name="P20">11.5</text:p>
                </table:table-cell>
                <table:table-cell table:style-name="Tableau18.B2" office:value-type="string">
                  <text:p text:style-name="P20">13.85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4.A2" office:value-type="string">
            <text:p text:style-name="P11">filière</text:p>
          </table:table-cell>
          <table:table-cell table:style-name="Tableau14.A2" office:value-type="string">
            <table:table table:name="Tableau19" table:style-name="Tableau19">
              <table:table-column table:style-name="Tableau19.A"/>
              <table:table-column table:style-name="Tableau19.B" table:number-columns-repeated="3"/>
              <table:table-column table:style-name="Tableau19.A"/>
              <table:table-column table:style-name="Tableau19.F"/>
              <table:table-column table:style-name="Tableau19.B"/>
              <table:table-column table:style-name="Tableau19.H"/>
              <table:table-row>
                <table:table-cell table:style-name="Tableau19.A1" office:value-type="string">
                  <text:p text:style-name="P18">CI </text:p>
                </table:table-cell>
                <table:table-cell table:style-name="Tableau19.A1" office:value-type="string">
                  <text:p text:style-name="P18">CPP</text:p>
                </table:table-cell>
                <table:table-cell table:style-name="Tableau19.A1" office:value-type="string">
                  <text:p text:style-name="P18">MP</text:p>
                </table:table-cell>
                <table:table-cell table:style-name="Tableau19.A1" office:value-type="string">
                  <text:p text:style-name="P18">MP* </text:p>
                </table:table-cell>
                <table:table-cell table:style-name="Tableau19.A1" office:value-type="string">
                  <text:p text:style-name="P18">PC</text:p>
                </table:table-cell>
                <table:table-cell table:style-name="Tableau19.A1" office:value-type="string">
                  <text:p text:style-name="P18">PC*</text:p>
                </table:table-cell>
                <table:table-cell table:style-name="Tableau19.A1" office:value-type="string">
                  <text:p text:style-name="P18"><text:s/>PSI</text:p>
                </table:table-cell>
                <table:table-cell table:style-name="Tableau19.H1" office:value-type="string">
                  <text:p text:style-name="P18">PSI*</text:p>
                </table:table-cell>
              </table:table-row>
              <table:table-row>
                <table:table-cell table:style-name="Tableau19.A2" office:value-type="string">
                  <text:p text:style-name="P7">18.00</text:p>
                </table:table-cell>
                <table:table-cell table:style-name="Tableau19.A2" office:value-type="string">
                  <text:p text:style-name="P8">7.50</text:p>
                </table:table-cell>
                <table:table-cell table:style-name="Tableau19.A2" office:value-type="string">
                  <text:p text:style-name="P7">14.50</text:p>
                </table:table-cell>
                <table:table-cell table:style-name="Tableau19.A2" office:value-type="string">
                  <text:p text:style-name="P7">18.25</text:p>
                </table:table-cell>
                <table:table-cell table:style-name="Tableau19.A2" office:value-type="string">
                  <text:p text:style-name="P7">14.50</text:p>
                </table:table-cell>
                <table:table-cell table:style-name="Tableau19.A2" office:value-type="string">
                  <text:p text:style-name="P7">15.00</text:p>
                </table:table-cell>
                <table:table-cell table:style-name="Tableau19.A2" office:value-type="string">
                  <text:p text:style-name="P7">13.25</text:p>
                </table:table-cell>
                <table:table-cell table:style-name="Tableau19.H2" office:value-type="string">
                  <text:p text:style-name="P7">16.0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0" table:style-name="Tableau20">
              <table:table-column table:style-name="Tableau20.A" table:number-columns-repeated="7"/>
              <table:table-column table:style-name="Tableau20.H"/>
              <table:table-row table:style-name="Tableau20.1">
                <table:table-cell table:style-name="Tableau20.A1" office:value-type="string">
                  <text:p text:style-name="P8">CI</text:p>
                </table:table-cell>
                <table:table-cell table:style-name="Tableau20.A1" office:value-type="string">
                  <text:p text:style-name="P8">CPP</text:p>
                </table:table-cell>
                <table:table-cell table:style-name="Tableau20.A1" office:value-type="string">
                  <text:p text:style-name="P8">MP</text:p>
                </table:table-cell>
                <table:table-cell table:style-name="Tableau20.A1" office:value-type="string">
                  <text:p text:style-name="P8">MP*</text:p>
                </table:table-cell>
                <table:table-cell table:style-name="Tableau20.A1" office:value-type="string">
                  <text:p text:style-name="P11">PC</text:p>
                </table:table-cell>
                <table:table-cell table:style-name="Tableau20.A1" office:value-type="string">
                  <text:p text:style-name="P11">PC *</text:p>
                </table:table-cell>
                <table:table-cell table:style-name="Tableau20.A1" office:value-type="string">
                  <text:p text:style-name="P11">PSI</text:p>
                </table:table-cell>
                <table:table-cell table:style-name="Tableau20.H1" office:value-type="string">
                  <text:p text:style-name="P11">PSI *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8">15.300</text:p>
                </table:table-cell>
                <table:table-cell table:style-name="Tableau20.A2" office:value-type="string">
                  <text:p text:style-name="P9">8.300</text:p>
                </table:table-cell>
                <table:table-cell table:style-name="Tableau20.A2" office:value-type="string">
                  <text:p text:style-name="P9">11.450</text:p>
                </table:table-cell>
                <table:table-cell table:style-name="Tableau20.A2" office:value-type="string">
                  <text:p text:style-name="P9">14.175</text:p>
                </table:table-cell>
                <table:table-cell table:style-name="Tableau20.A2" office:value-type="string">
                  <text:p text:style-name="P9">10.350</text:p>
                </table:table-cell>
                <table:table-cell table:style-name="Tableau20.A2" office:value-type="string">
                  <text:p text:style-name="P9">12.350</text:p>
                </table:table-cell>
                <table:table-cell table:style-name="Tableau20.A2" office:value-type="string">
                  <text:p text:style-name="P9">13.875</text:p>
                </table:table-cell>
                <table:table-cell table:style-name="Tableau20.H2" office:value-type="string">
                  <text:p text:style-name="P9">10.800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4.A2" office:value-type="string">
            <text:p text:style-name="P11">mention</text:p>
          </table:table-cell>
          <table:table-cell table:style-name="Tableau14.A2" office:value-type="string">
            <table:table table:name="Tableau21" table:style-name="Tableau21">
              <table:table-column table:style-name="Tableau21.A" table:number-columns-repeated="3"/>
              <table:table-column table:style-name="Tableau21.D"/>
              <table:table-row>
                <table:table-cell table:style-name="Tableau21.A1" office:value-type="string">
                  <text:p text:style-name="P11">P</text:p>
                </table:table-cell>
                <table:table-cell table:style-name="Tableau21.A1" office:value-type="string">
                  <text:p text:style-name="P11">AB</text:p>
                </table:table-cell>
                <table:table-cell table:style-name="Tableau21.A1" office:value-type="string">
                  <text:p text:style-name="P11">B</text:p>
                </table:table-cell>
                <table:table-cell table:style-name="Tableau21.D1" office:value-type="string">
                  <text:p text:style-name="P11">TB</text:p>
                </table:table-cell>
              </table:table-row>
              <table:table-row>
                <table:table-cell table:style-name="Tableau21.A2" office:value-type="string">
                  <text:p text:style-name="P9">NA</text:p>
                </table:table-cell>
                <table:table-cell table:style-name="Tableau21.A2" office:value-type="string">
                  <text:p text:style-name="P9">16.5</text:p>
                </table:table-cell>
                <table:table-cell table:style-name="Tableau21.A2" office:value-type="string">
                  <text:p text:style-name="P9">14.5</text:p>
                </table:table-cell>
                <table:table-cell table:style-name="Tableau21.D2" office:value-type="string">
                  <text:p text:style-name="P9">16.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2" table:style-name="Tableau22">
              <table:table-column table:style-name="Tableau22.A" table:number-columns-repeated="3"/>
              <table:table-column table:style-name="Tableau22.D"/>
              <table:table-row>
                <table:table-cell table:style-name="Tableau22.A1" office:value-type="string">
                  <text:p text:style-name="P11">P</text:p>
                </table:table-cell>
                <table:table-cell table:style-name="Tableau22.A1" office:value-type="string">
                  <text:p text:style-name="P11">AB</text:p>
                </table:table-cell>
                <table:table-cell table:style-name="Tableau22.A1" office:value-type="string">
                  <text:p text:style-name="P11">B</text:p>
                </table:table-cell>
                <table:table-cell table:style-name="Tableau22.D1" office:value-type="string">
                  <text:p text:style-name="P11">TB</text:p>
                </table:table-cell>
              </table:table-row>
              <table:table-row>
                <table:table-cell table:style-name="Tableau22.A2" office:value-type="string">
                  <text:p text:style-name="P14">NA</text:p>
                </table:table-cell>
                <table:table-cell table:style-name="Tableau22.A2" office:value-type="string">
                  <text:p text:style-name="P14">11.00</text:p>
                </table:table-cell>
                <table:table-cell table:style-name="Tableau22.A2" office:value-type="string">
                  <text:p text:style-name="P14">11.25</text:p>
                </table:table-cell>
                <table:table-cell table:style-name="Tableau22.D2" office:value-type="string">
                  <text:p text:style-name="P14">12.00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4.A2" office:value-type="string">
            <text:p text:style-name="P11">sexe</text:p>
          </table:table-cell>
          <table:table-cell table:style-name="Tableau14.A2" office:value-type="string">
            <table:table table:name="Tableau23" table:style-name="Tableau23">
              <table:table-column table:style-name="Tableau23.A"/>
              <table:table-column table:style-name="Tableau23.B"/>
              <table:table-row table:style-name="Tableau23.1">
                <table:table-cell table:style-name="Tableau23.A1" office:value-type="string">
                  <text:p text:style-name="P11">F</text:p>
                </table:table-cell>
                <table:table-cell table:style-name="Tableau23.B1" office:value-type="string">
                  <text:p text:style-name="P11">M</text:p>
                </table:table-cell>
              </table:table-row>
              <table:table-row>
                <table:table-cell table:style-name="Tableau23.A2" office:value-type="string">
                  <text:p text:style-name="P14">15.5</text:p>
                </table:table-cell>
                <table:table-cell table:style-name="Tableau23.B2" office:value-type="string">
                  <text:p text:style-name="P14">15.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11">F</text:p>
                </table:table-cell>
                <table:table-cell table:style-name="Tableau24.B1" office:value-type="string">
                  <text:p text:style-name="P11">M</text:p>
                </table:table-cell>
              </table:table-row>
              <table:table-row>
                <table:table-cell table:style-name="Tableau24.A2" office:value-type="string">
                  <text:p text:style-name="P14">13.00</text:p>
                </table:table-cell>
                <table:table-cell table:style-name="Tableau24.B2" office:value-type="string">
                  <text:p text:style-name="P14">11.35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4.A2" office:value-type="string">
            <text:p text:style-name="P11">succès</text:p>
          </table:table-cell>
          <table:table-cell table:style-name="Tableau14.A2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11">Échec</text:p>
                </table:table-cell>
                <table:table-cell table:style-name="Tableau25.B1" office:value-type="string">
                  <text:p text:style-name="P11">Succès</text:p>
                </table:table-cell>
              </table:table-row>
              <table:table-row>
                <table:table-cell table:style-name="Tableau25.A2" office:value-type="string">
                  <text:p text:style-name="P7">13.75</text:p>
                </table:table-cell>
                <table:table-cell table:style-name="Tableau25.B2" office:value-type="string">
                  <text:p text:style-name="P7">16.0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11">Échec</text:p>
                </table:table-cell>
                <table:table-cell table:style-name="Tableau26.B1" office:value-type="string">
                  <text:p text:style-name="P11">Succès</text:p>
                </table:table-cell>
              </table:table-row>
              <table:table-row>
                <table:table-cell table:style-name="Tableau26.A2" office:value-type="string">
                  <text:p text:style-name="P7">8.125</text:p>
                </table:table-cell>
                <table:table-cell table:style-name="Tableau26.B2" office:value-type="string">
                  <text:p text:style-name="P7">12.550</text:p>
                </table:table-cell>
              </table:table-row>
            </table:table>
            <text:p text:style-name="P13"/>
          </table:table-cell>
        </table:table-row>
      </table:table>
      <text:p text:style-name="P3"/>
      <text:p text:style-name="P4">Tableau 2: Résumé numérique entre variables qualitative et quantitatives <text:span text:style-name="T2">(</text:span>médiane<text:span text:style-name="T2">)</text:span></text:p>
      <text:p text:style-name="P5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>
          <table:table-cell table:style-name="Tableau40.A1" office:value-type="string">
            <text:p text:style-name="P13"/>
          </table:table-cell>
          <table:table-cell table:style-name="Tableau40.A1" office:value-type="string">
            <text:p text:style-name="P11">Analyse</text:p>
          </table:table-cell>
          <table:table-cell table:style-name="Tableau40.C1" office:value-type="string">
            <text:p text:style-name="P11">Proba</text:p>
          </table:table-cell>
        </table:table-row>
        <table:table-row>
          <table:table-cell table:style-name="Tableau40.A2" office:value-type="string">
            <text:p text:style-name="P11">bac</text:p>
          </table:table-cell>
          <table:table-cell table:style-name="Tableau40.A2" office:value-type="string">
            <table:table table:name="Tableau41" table:style-name="Tableau41">
              <table:table-column table:style-name="Tableau41.A" table:number-columns-repeated="5"/>
              <table:table-row>
                <table:table-cell table:style-name="Tableau41.A1" office:value-type="string">
                  <text:p text:style-name="P11">A</text:p>
                </table:table-cell>
                <table:table-cell table:style-name="Tableau41.A1" office:value-type="string">
                  <text:p text:style-name="P11">M</text:p>
                </table:table-cell>
                <table:table-cell table:style-name="Tableau41.A1" office:value-type="string">
                  <text:p text:style-name="P11">PC</text:p>
                </table:table-cell>
                <table:table-cell table:style-name="Tableau41.A1" office:value-type="string">
                  <text:p text:style-name="P11">SI</text:p>
                </table:table-cell>
                <table:table-cell table:style-name="Tableau41.E1" office:value-type="string">
                  <text:p text:style-name="P11">SVT</text:p>
                </table:table-cell>
              </table:table-row>
              <table:table-row>
                <table:table-cell table:style-name="Tableau41.A2" office:value-type="string">
                  <text:p text:style-name="P21">NA</text:p>
                </table:table-cell>
                <table:table-cell table:style-name="Tableau41.A2" office:value-type="string">
                  <text:p text:style-name="P21">2.593094</text:p>
                </table:table-cell>
                <table:table-cell table:style-name="Tableau41.A2" office:value-type="string">
                  <text:p text:style-name="P21">1.258306</text:p>
                </table:table-cell>
                <table:table-cell table:style-name="Tableau41.A2" office:value-type="string">
                  <text:p text:style-name="P21">3.488075</text:p>
                </table:table-cell>
                <table:table-cell table:style-name="Tableau41.E2" office:value-type="string">
                  <text:p text:style-name="P21">2.429124</text:p>
                </table:table-cell>
              </table:table-row>
            </table:table>
            <text:p text:style-name="P18"/>
          </table:table-cell>
          <table:table-cell table:style-name="Tableau40.C2" office:value-type="string">
            <table:table table:name="Tableau42" table:style-name="Tableau42">
              <table:table-column table:style-name="Tableau42.A" table:number-columns-repeated="5"/>
              <table:table-row>
                <table:table-cell table:style-name="Tableau42.A1" office:value-type="string">
                  <text:p text:style-name="P11">A</text:p>
                </table:table-cell>
                <table:table-cell table:style-name="Tableau42.A1" office:value-type="string">
                  <text:p text:style-name="P11">M</text:p>
                </table:table-cell>
                <table:table-cell table:style-name="Tableau42.A1" office:value-type="string">
                  <text:p text:style-name="P11">PC</text:p>
                </table:table-cell>
                <table:table-cell table:style-name="Tableau42.A1" office:value-type="string">
                  <text:p text:style-name="P11">SI</text:p>
                </table:table-cell>
                <table:table-cell table:style-name="Tableau42.E1" office:value-type="string">
                  <text:p text:style-name="P11">SVT</text:p>
                </table:table-cell>
              </table:table-row>
              <table:table-row>
                <table:table-cell table:style-name="Tableau42.A2" office:value-type="string">
                  <text:p text:style-name="P21">NA</text:p>
                </table:table-cell>
                <table:table-cell table:style-name="Tableau42.A2" office:value-type="string">
                  <text:p text:style-name="P21">2.913652</text:p>
                </table:table-cell>
                <table:table-cell table:style-name="Tableau42.A2" office:value-type="string">
                  <text:p text:style-name="P21">1.985783</text:p>
                </table:table-cell>
                <table:table-cell table:style-name="Tableau42.A2" office:value-type="string">
                  <text:p text:style-name="P21">3.200879</text:p>
                </table:table-cell>
                <table:table-cell table:style-name="Tableau42.E2" office:value-type="string">
                  <text:p text:style-name="P21">2.961321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40.A2" office:value-type="string">
            <text:p text:style-name="P11">concours</text:p>
          </table:table-cell>
          <table:table-cell table:style-name="Tableau40.A2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18">Civil</text:p>
                </table:table-cell>
                <table:table-cell table:style-name="Tableau43.B1" office:value-type="string">
                  <text:p text:style-name="P18">Fonctionnaire</text:p>
                </table:table-cell>
              </table:table-row>
              <table:table-row>
                <table:table-cell table:style-name="Tableau43.A2" office:value-type="string">
                  <text:p text:style-name="P21">2.371685</text:p>
                </table:table-cell>
                <table:table-cell table:style-name="Tableau43.B2" office:value-type="string">
                  <text:p text:style-name="P21">4.081025</text:p>
                </table:table-cell>
              </table:table-row>
            </table:table>
            <text:p text:style-name="P18"/>
          </table:table-cell>
          <table:table-cell table:style-name="Tableau40.C2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18">Civil</text:p>
                </table:table-cell>
                <table:table-cell table:style-name="Tableau44.B1" office:value-type="string">
                  <text:p text:style-name="P18">Fonctionnaire</text:p>
                </table:table-cell>
              </table:table-row>
              <table:table-row>
                <table:table-cell table:style-name="Tableau44.A2" office:value-type="string">
                  <text:p text:style-name="P21">2.960098</text:p>
                </table:table-cell>
                <table:table-cell table:style-name="Tableau44.B2" office:value-type="string">
                  <text:p text:style-name="P21">2.546730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40.A2" office:value-type="string">
            <text:p text:style-name="P11">filière</text:p>
          </table:table-cell>
          <table:table-cell table:style-name="Tableau40.A2" office:value-type="string">
            <table:table table:name="Tableau45" table:style-name="Tableau45">
              <table:table-column table:style-name="Tableau45.A"/>
              <table:table-column table:style-name="Tableau45.B" table:number-columns-repeated="3"/>
              <table:table-column table:style-name="Tableau45.A"/>
              <table:table-column table:style-name="Tableau45.F"/>
              <table:table-column table:style-name="Tableau45.B"/>
              <table:table-column table:style-name="Tableau45.H"/>
              <table:table-row>
                <table:table-cell table:style-name="Tableau45.A1" office:value-type="string">
                  <text:p text:style-name="P18">CI </text:p>
                </table:table-cell>
                <table:table-cell table:style-name="Tableau45.A1" office:value-type="string">
                  <text:p text:style-name="P18">CPP</text:p>
                </table:table-cell>
                <table:table-cell table:style-name="Tableau45.A1" office:value-type="string">
                  <text:p text:style-name="P18">MP</text:p>
                </table:table-cell>
                <table:table-cell table:style-name="Tableau45.A1" office:value-type="string">
                  <text:p text:style-name="P18">MP* </text:p>
                </table:table-cell>
                <table:table-cell table:style-name="Tableau45.A1" office:value-type="string">
                  <text:p text:style-name="P18">PC</text:p>
                </table:table-cell>
                <table:table-cell table:style-name="Tableau45.A1" office:value-type="string">
                  <text:p text:style-name="P18">PC*</text:p>
                </table:table-cell>
                <table:table-cell table:style-name="Tableau45.A1" office:value-type="string">
                  <text:p text:style-name="P18"><text:s/>PSI</text:p>
                </table:table-cell>
                <table:table-cell table:style-name="Tableau45.H1" office:value-type="string">
                  <text:p text:style-name="P18">PSI*</text:p>
                </table:table-cell>
              </table:table-row>
              <table:table-row>
                <table:table-cell table:style-name="Tableau45.A2" office:value-type="string">
                  <text:p text:style-name="P10">NA</text:p>
                </table:table-cell>
                <table:table-cell table:style-name="Tableau45.A2" office:value-type="string">
                  <text:p text:style-name="P10">NA</text:p>
                </table:table-cell>
                <table:table-cell table:style-name="Tableau45.A2" office:value-type="string">
                  <text:p text:style-name="P10">2.4577</text:p>
                </table:table-cell>
                <table:table-cell table:style-name="Tableau45.A2" office:value-type="string">
                  <text:p text:style-name="P10">1.0606</text:p>
                </table:table-cell>
                <table:table-cell table:style-name="Tableau45.A2" office:value-type="string">
                  <text:p text:style-name="P10">1.8419</text:p>
                </table:table-cell>
                <table:table-cell table:style-name="Tableau45.A2" office:value-type="string">
                  <text:p text:style-name="P10">2.1965</text:p>
                </table:table-cell>
                <table:table-cell table:style-name="Tableau45.A2" office:value-type="string">
                  <text:p text:style-name="P10">3.0124</text:p>
                </table:table-cell>
                <table:table-cell table:style-name="Tableau45.H2" office:value-type="string">
                  <text:p text:style-name="P10">2.9261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46" table:style-name="Tableau46">
              <table:table-column table:style-name="Tableau46.A" table:number-columns-repeated="7"/>
              <table:table-column table:style-name="Tableau46.H"/>
              <table:table-row table:style-name="Tableau46.1">
                <table:table-cell table:style-name="Tableau46.A1" office:value-type="string">
                  <text:p text:style-name="P8">CI</text:p>
                </table:table-cell>
                <table:table-cell table:style-name="Tableau46.A1" office:value-type="string">
                  <text:p text:style-name="P8">CPP</text:p>
                </table:table-cell>
                <table:table-cell table:style-name="Tableau46.A1" office:value-type="string">
                  <text:p text:style-name="P8">MP</text:p>
                </table:table-cell>
                <table:table-cell table:style-name="Tableau46.A1" office:value-type="string">
                  <text:p text:style-name="P8">MP*</text:p>
                </table:table-cell>
                <table:table-cell table:style-name="Tableau46.A1" office:value-type="string">
                  <text:p text:style-name="P11">PC</text:p>
                </table:table-cell>
                <table:table-cell table:style-name="Tableau46.A1" office:value-type="string">
                  <text:p text:style-name="P11">PC *</text:p>
                </table:table-cell>
                <table:table-cell table:style-name="Tableau46.A1" office:value-type="string">
                  <text:p text:style-name="P11">PSI</text:p>
                </table:table-cell>
                <table:table-cell table:style-name="Tableau46.H1" office:value-type="string">
                  <text:p text:style-name="P11">PSI *</text:p>
                </table:table-cell>
              </table:table-row>
              <table:table-row table:style-name="Tableau46.2">
                <table:table-cell table:style-name="Tableau46.A2" office:value-type="string">
                  <text:p text:style-name="P15">NA</text:p>
                </table:table-cell>
                <table:table-cell table:style-name="Tableau46.A2" office:value-type="string">
                  <text:p text:style-name="P15">NA</text:p>
                </table:table-cell>
                <table:table-cell table:style-name="Tableau46.A2" office:value-type="string">
                  <text:p text:style-name="P15">2.42844 </text:p>
                </table:table-cell>
                <table:table-cell table:style-name="Tableau46.A2" office:value-type="string">
                  <text:p text:style-name="P15">1.66170</text:p>
                </table:table-cell>
                <table:table-cell table:style-name="Tableau46.A2" office:value-type="string">
                  <text:p text:style-name="P10">2.2687</text:p>
                </table:table-cell>
                <table:table-cell table:style-name="Tableau46.A2" office:value-type="string">
                  <text:p text:style-name="P10">2.6061</text:p>
                </table:table-cell>
                <table:table-cell table:style-name="Tableau46.A2" office:value-type="string">
                  <text:p text:style-name="P10">4.8411</text:p>
                </table:table-cell>
                <table:table-cell table:style-name="Tableau46.H2" office:value-type="string">
                  <text:p text:style-name="P10">3.1089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40.A2" office:value-type="string">
            <text:p text:style-name="P11">mention</text:p>
          </table:table-cell>
          <table:table-cell table:style-name="Tableau40.A2" office:value-type="string">
            <table:table table:name="Tableau47" table:style-name="Tableau47">
              <table:table-column table:style-name="Tableau47.A" table:number-columns-repeated="3"/>
              <table:table-column table:style-name="Tableau47.D"/>
              <table:table-row>
                <table:table-cell table:style-name="Tableau47.A1" office:value-type="string">
                  <text:p text:style-name="P11">P</text:p>
                </table:table-cell>
                <table:table-cell table:style-name="Tableau47.A1" office:value-type="string">
                  <text:p text:style-name="P11">AB</text:p>
                </table:table-cell>
                <table:table-cell table:style-name="Tableau47.A1" office:value-type="string">
                  <text:p text:style-name="P11">B</text:p>
                </table:table-cell>
                <table:table-cell table:style-name="Tableau47.D1" office:value-type="string">
                  <text:p text:style-name="P11">TB</text:p>
                </table:table-cell>
              </table:table-row>
              <table:table-row>
                <table:table-cell table:style-name="Tableau47.A2" office:value-type="string">
                  <text:p text:style-name="P16">NA</text:p>
                </table:table-cell>
                <table:table-cell table:style-name="Tableau47.A2" office:value-type="string">
                  <text:p text:style-name="P16">2.863564</text:p>
                </table:table-cell>
                <table:table-cell table:style-name="Tableau47.A2" office:value-type="string">
                  <text:p text:style-name="P16">2.698547</text:p>
                </table:table-cell>
                <table:table-cell table:style-name="Tableau47.D2" office:value-type="string">
                  <text:p text:style-name="P16">2.109502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48" table:style-name="Tableau48">
              <table:table-column table:style-name="Tableau48.A" table:number-columns-repeated="3"/>
              <table:table-column table:style-name="Tableau48.D"/>
              <table:table-row>
                <table:table-cell table:style-name="Tableau48.A1" office:value-type="string">
                  <text:p text:style-name="P11">P</text:p>
                </table:table-cell>
                <table:table-cell table:style-name="Tableau48.A1" office:value-type="string">
                  <text:p text:style-name="P11">AB</text:p>
                </table:table-cell>
                <table:table-cell table:style-name="Tableau48.A1" office:value-type="string">
                  <text:p text:style-name="P11">B</text:p>
                </table:table-cell>
                <table:table-cell table:style-name="Tableau48.D1" office:value-type="string">
                  <text:p text:style-name="P11">TB</text:p>
                </table:table-cell>
              </table:table-row>
              <table:table-row>
                <table:table-cell table:style-name="Tableau48.A2" office:value-type="string">
                  <text:p text:style-name="P16">NA</text:p>
                </table:table-cell>
                <table:table-cell table:style-name="Tableau48.A2" office:value-type="string">
                  <text:p text:style-name="P16">2.817490</text:p>
                </table:table-cell>
                <table:table-cell table:style-name="Tableau48.A2" office:value-type="string">
                  <text:p text:style-name="P16">2.803504</text:p>
                </table:table-cell>
                <table:table-cell table:style-name="Tableau48.D2" office:value-type="string">
                  <text:p text:style-name="P16"><text:s/>3.001525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40.A2" office:value-type="string">
            <text:p text:style-name="P11">sexe</text:p>
          </table:table-cell>
          <table:table-cell table:style-name="Tableau40.A2" office:value-type="string">
            <table:table table:name="Tableau49" table:style-name="Tableau49">
              <table:table-column table:style-name="Tableau49.A"/>
              <table:table-column table:style-name="Tableau49.B"/>
              <table:table-row>
                <table:table-cell table:style-name="Tableau49.A1" office:value-type="string">
                  <text:p text:style-name="P11">F</text:p>
                </table:table-cell>
                <table:table-cell table:style-name="Tableau49.B1" office:value-type="string">
                  <text:p text:style-name="P11">M</text:p>
                </table:table-cell>
              </table:table-row>
              <table:table-row>
                <table:table-cell table:style-name="Tableau49.A2" office:value-type="string">
                  <text:p text:style-name="P16">2.344256</text:p>
                </table:table-cell>
                <table:table-cell table:style-name="Tableau49.B2" office:value-type="string">
                  <text:p text:style-name="P16">2.694214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50" table:style-name="Tableau50">
              <table:table-column table:style-name="Tableau50.A"/>
              <table:table-column table:style-name="Tableau50.B"/>
              <table:table-row>
                <table:table-cell table:style-name="Tableau50.A1" office:value-type="string">
                  <text:p text:style-name="P11">F</text:p>
                </table:table-cell>
                <table:table-cell table:style-name="Tableau50.B1" office:value-type="string">
                  <text:p text:style-name="P11">M</text:p>
                </table:table-cell>
              </table:table-row>
              <table:table-row>
                <table:table-cell table:style-name="Tableau50.A2" office:value-type="string">
                  <text:p text:style-name="P16">1.700158</text:p>
                </table:table-cell>
                <table:table-cell table:style-name="Tableau50.B2" office:value-type="string">
                  <text:p text:style-name="P16">3.048584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40.A2" office:value-type="string">
            <text:p text:style-name="P11">succès</text:p>
          </table:table-cell>
          <table:table-cell table:style-name="Tableau40.A2" office:value-type="string">
            <table:table table:name="Tableau51" table:style-name="Tableau51">
              <table:table-column table:style-name="Tableau51.A"/>
              <table:table-column table:style-name="Tableau51.B"/>
              <table:table-row>
                <table:table-cell table:style-name="Tableau51.A1" office:value-type="string">
                  <text:p text:style-name="P11">Échec</text:p>
                </table:table-cell>
                <table:table-cell table:style-name="Tableau51.B1" office:value-type="string">
                  <text:p text:style-name="P11">Succès</text:p>
                </table:table-cell>
              </table:table-row>
              <table:table-row>
                <table:table-cell table:style-name="Tableau51.A2" office:value-type="string">
                  <text:p text:style-name="P16">3.011091</text:p>
                </table:table-cell>
                <table:table-cell table:style-name="Tableau51.B2" office:value-type="string">
                  <text:p text:style-name="P16">2.082152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52" table:style-name="Tableau52">
              <table:table-column table:style-name="Tableau52.A"/>
              <table:table-column table:style-name="Tableau52.B"/>
              <table:table-row>
                <table:table-cell table:style-name="Tableau52.A1" office:value-type="string">
                  <text:p text:style-name="P11">Échec</text:p>
                </table:table-cell>
                <table:table-cell table:style-name="Tableau52.B1" office:value-type="string">
                  <text:p text:style-name="P11">Succès</text:p>
                </table:table-cell>
              </table:table-row>
              <table:table-row>
                <table:table-cell table:style-name="Tableau52.A2" office:value-type="string">
                  <text:p text:style-name="P16">1.721019</text:p>
                </table:table-cell>
                <table:table-cell table:style-name="Tableau52.B2" office:value-type="string">
                  <text:p text:style-name="P16">1.783273</text:p>
                </table:table-cell>
              </table:table-row>
            </table:table>
            <text:p text:style-name="P13"/>
          </table:table-cell>
        </table:table-row>
      </table:table>
      <text:p text:style-name="P2"/>
      <text:p text:style-name="P4">Tableau 3: Résumé numérique entre variables qualitative et quantitatives <text:span text:style-name="T2">(</text:span>écart type<text:span text:style-name="T2">)</text:span></text:p>
      <text:p text:style-name="P29">3.2.1.3.</text:p>
      <text:p text:style-name="P27"><draw:frame draw:style-name="fr1" draw:name="Objet5" text:anchor-type="paragraph" svg:width="16.995cm" svg:height="1.6cm" draw:z-index="1"><draw:object xlink:href="./Object 5" xlink:type="simple" xlink:show="embed" xlink:actuate="onLoad"/><draw:image xlink:href="./ObjectReplacements/Object 5" xlink:type="simple" xlink:show="embed" xlink:actuate="onLoad"/><svg:desc>Objet OLE</svg:desc></draw:frame>Tableau 4: Résumé numérique entre les variables rang et filière (moyenne)</text:p>
      <text:p text:style-name="P27"/>
      <text:p text:style-name="P27"/>
      <text:p text:style-name="P27"/>
      <text:p text:style-name="P27"><draw:frame draw:style-name="fr2" draw:name="Objet6" text:anchor-type="paragraph" svg:x="0.041cm" svg:y="0.48cm" svg:width="16.97cm" svg:height="2.499cm" draw:z-index="2"><draw:object xlink:href="./Object 6" xlink:type="simple" xlink:show="embed" xlink:actuate="onLoad"/><draw:image xlink:href="./ObjectReplacements/Object 6" xlink:type="simple" xlink:show="embed" xlink:actuate="onLoad"/><svg:desc>Objet OLE</svg:desc></draw:frame>Tableau 5: Résumé numérique entre les variables rang et filière (médiane)</text:p>
      <text:p text:style-name="P27"/>
      <text:p text:style-name="P27"/>
      <text:p text:style-name="P27"/>
      <text:p text:style-name="P26"><draw:frame draw:style-name="fr1" draw:name="Objet4" text:anchor-type="paragraph" svg:width="17.104cm" svg:height="1.501cm" draw:z-index="0"><draw:object xlink:href="./Object 4" xlink:type="simple" xlink:show="embed" xlink:actuate="onLoad"/><draw:image xlink:href="./ObjectReplacements/Object 4" xlink:type="simple" xlink:show="embed" xlink:actuate="onLoad"/><svg:desc>Objet OLE</svg:desc></draw:frame>Tableau 6: Résumé numérique entre les variables rang et filière (écart typ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, 'Droid Sans Mono', 'Lucida Console', Consolas, Monaco, monospace"/>
    <style:font-face style:name="FreeSans1" svg:font-family="FreeSans" style:font-family-generic="swiss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ps_20_de_20_texte" style:display-name="Corps de texte" style:family="graphic" style:parent-style-name="OLE">
      <style:graphic-properties svg:width="16.97cm" svg:height="2.499cm" text:anchor-type="paragraph" svg:x="0.041cm" svg:y="0.48cm" style:run-through="foreground" style:wrap="non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4:47:24.280740244</meta:creation-date>
    <dc:date>2015-05-04T09:53:36.683948845</dc:date>
    <meta:editing-duration>PT47M25S</meta:editing-duration>
    <meta:editing-cycles>5</meta:editing-cycles>
    <meta:generator>LibreOffice/4.3.7.2$Linux_x86 LibreOffice_project/430m0$Build-2</meta:generator>
    <meta:document-statistic meta:table-count="39" meta:image-count="0" meta:object-count="3" meta:page-count="5" meta:paragraph-count="308" meta:word-count="373" meta:character-count="1880" meta:non-whitespace-character-count="1799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PP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P*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*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262.79077</text:p>
          </table:table-cell>
          <table:table-cell table:style-name="ce1" office:value-type="string" calcext:value-type="string">
            <text:p>590.43416</text:p>
          </table:table-cell>
          <table:table-cell table:style-name="ce1" office:value-type="string" calcext:value-type="string">
            <text:p>281.03067</text:p>
          </table:table-cell>
          <table:table-cell table:style-name="ce1" office:value-type="string" calcext:value-type="string">
            <text:p>307.66459</text:p>
          </table:table-cell>
          <table:table-cell table:style-name="ce1" office:value-type="string" calcext:value-type="string">
            <text:p>63.26584</text:p>
          </table:table-cell>
          <table:table-cell table:style-name="ce1" office:value-type="string" calcext:value-type="string">
            <text:p>211.6521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8:18.87877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size="8.10000038146973pt" style:font-size-asian="8.10000038146973pt" style:font-size-complex="8.1000003814697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Filière</text:p>
          </table:table-cell>
          <table:table-cell table:style-name="ce4" office:value-type="string" calcext:value-type="string">
            <text:p>CI </text:p>
          </table:table-cell>
          <table:table-cell table:style-name="ce4" office:value-type="string" calcext:value-type="string">
            <text:p><text:s/>CPP</text:p>
          </table:table-cell>
          <table:table-cell table:style-name="ce4" office:value-type="string" calcext:value-type="string">
            <text:p>MP </text:p>
          </table:table-cell>
          <table:table-cell table:style-name="ce4" office:value-type="string" calcext:value-type="string">
            <text:p><text:s/>MP* </text:p>
          </table:table-cell>
          <table:table-cell table:style-name="ce4" office:value-type="string" calcext:value-type="string">
            <text:p><text:s/>PC </text:p>
          </table:table-cell>
          <table:table-cell table:style-name="ce4" office:value-type="string" calcext:value-type="string">
            <text:p><text:s/>PC* </text:p>
          </table:table-cell>
          <table:table-cell table:style-name="ce4" office:value-type="string" calcext:value-type="string">
            <text:p><text:s/>PSI </text:p>
          </table:table-cell>
          <table:table-cell table:style-name="ce4" office:value-type="string" calcext:value-type="string">
            <text:p><text:s/>PSI* </text:p>
          </table:table-cell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string" calcext:value-type="string">
            <text:p><text:s/>NaN </text:p>
          </table:table-cell>
          <table:table-cell table:style-name="ce4" office:value-type="string" calcext:value-type="string">
            <text:p><text:s/>1074.9048</text:p>
          </table:table-cell>
          <table:table-cell table:style-name="ce4" office:value-type="string" calcext:value-type="string">
            <text:p>688.5000</text:p>
          </table:table-cell>
          <table:table-cell table:style-name="ce4" office:value-type="string" calcext:value-type="string">
            <text:p>558.2857</text:p>
          </table:table-cell>
          <table:table-cell table:style-name="ce4" office:value-type="string" calcext:value-type="string">
            <text:p>617.0000</text:p>
          </table:table-cell>
          <table:table-cell table:style-name="ce4" office:value-type="string" calcext:value-type="string">
            <text:p>640.8333</text:p>
          </table:table-cell>
          <table:table-cell table:style-name="ce4" office:value-type="string" calcext:value-type="string">
            <text:p>515.111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37:01.65231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2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MP*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C*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1104.0</text:p>
          </table:table-cell>
          <table:table-cell table:style-name="ce2" office:value-type="string" calcext:value-type="string">
            <text:p>688.5</text:p>
          </table:table-cell>
          <table:table-cell table:style-name="ce2" office:value-type="string" calcext:value-type="string">
            <text:p>644.0</text:p>
          </table:table-cell>
          <table:table-cell table:style-name="ce2" office:value-type="string" calcext:value-type="string">
            <text:p>757.0</text:p>
          </table:table-cell>
          <table:table-cell table:style-name="ce2" office:value-type="string" calcext:value-type="string">
            <text:p>631.5</text:p>
          </table:table-cell>
          <table:table-cell table:style-name="ce2" office:value-type="string" calcext:value-type="string">
            <text:p>473.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6:22.27516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